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472in" style:rel-column-width="11803*"/>
    </style:style>
    <style:style style:name="Table1.B" style:family="table-column">
      <style:table-column-properties style:column-width="1.4382in" style:rel-column-width="13610*"/>
    </style:style>
    <style:style style:name="Table1.C" style:family="table-column">
      <style:table-column-properties style:column-width="1.6292in" style:rel-column-width="15417*"/>
    </style:style>
    <style:style style:name="Table1.D" style:family="table-column">
      <style:table-column-properties style:column-width="2.6104in" style:rel-column-width="2470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color="#666666" officeooo:rsid="0050f856" officeooo:paragraph-rsid="0050f856"/>
    </style:style>
    <style:style style:name="P2" style:family="paragraph" style:parent-style-name="Text_20_body">
      <style:paragraph-properties fo:line-height="115%"/>
      <style:text-properties officeooo:rsid="00130025" officeooo:paragraph-rsid="00215970"/>
    </style:style>
    <style:style style:name="P3" style:family="paragraph" style:parent-style-name="Text_20_body" style:list-style-name="L1">
      <style:paragraph-properties fo:line-height="115%"/>
      <style:text-properties officeooo:rsid="00130025" officeooo:paragraph-rsid="00130025"/>
    </style:style>
    <style:style style:name="P4" style:family="paragraph" style:parent-style-name="Text_20_body" style:list-style-name="L2">
      <style:paragraph-properties fo:line-height="115%"/>
      <style:text-properties fo:font-style="normal" fo:font-weight="normal" officeooo:rsid="004a6b71" officeooo:paragraph-rsid="005656fd" style:font-style-asian="normal" style:font-weight-asian="normal" style:font-style-complex="normal" style:font-weight-complex="normal"/>
    </style:style>
    <style:style style:name="P5" style:family="paragraph" style:parent-style-name="Text_20_body" style:list-style-name="L2">
      <style:paragraph-properties fo:line-height="115%"/>
      <style:text-properties fo:font-style="normal" fo:font-weight="normal" officeooo:rsid="004a6b71" officeooo:paragraph-rsid="00592644" style:font-style-asian="normal" style:font-weight-asian="normal" style:font-style-complex="normal" style:font-weight-complex="normal"/>
    </style:style>
    <style:style style:name="P6" style:family="paragraph" style:parent-style-name="Text_20_body" style:list-style-name="L2">
      <style:paragraph-properties fo:line-height="115%"/>
      <style:text-properties fo:font-style="normal" fo:font-weight="normal" officeooo:rsid="005ad554" officeooo:paragraph-rsid="005ad554" style:font-style-asian="normal" style:font-weight-asian="normal" style:font-style-complex="normal" style:font-weight-complex="normal"/>
    </style:style>
    <style:style style:name="P7" style:family="paragraph" style:parent-style-name="Text_20_body" style:list-style-name="L2">
      <style:paragraph-properties fo:line-height="115%"/>
      <style:text-properties fo:font-style="normal" fo:font-weight="normal" officeooo:rsid="005f00e0" officeooo:paragraph-rsid="005f00e0" style:font-style-asian="normal" style:font-weight-asian="normal" style:font-style-complex="normal" style:font-weight-complex="normal"/>
    </style:style>
    <style:style style:name="P8" style:family="paragraph" style:parent-style-name="Text_20_body" style:list-style-name="L2">
      <style:paragraph-properties fo:line-height="115%"/>
      <style:text-properties fo:font-style="normal" fo:font-weight="normal" officeooo:rsid="0061b2ad" officeooo:paragraph-rsid="0062eb13" style:font-style-asian="normal" style:font-weight-asian="normal" style:font-style-complex="normal" style:font-weight-complex="normal"/>
    </style:style>
    <style:style style:name="P9" style:family="paragraph" style:parent-style-name="Text_20_body" style:list-style-name="L2">
      <style:paragraph-properties fo:line-height="115%"/>
      <style:text-properties fo:font-style="normal" fo:font-weight="normal" officeooo:rsid="0062eb13" officeooo:paragraph-rsid="0062eb13" style:font-style-asian="normal" style:font-weight-asian="normal" style:font-style-complex="normal" style:font-weight-complex="normal"/>
    </style:style>
    <style:style style:name="P10" style:family="paragraph" style:parent-style-name="Text_20_body" style:list-style-name="L2">
      <style:paragraph-properties fo:line-height="115%"/>
      <style:text-properties fo:font-style="normal" fo:font-weight="normal" officeooo:rsid="0062eb13" officeooo:paragraph-rsid="00644f37" style:font-style-asian="normal" style:font-weight-asian="normal" style:font-style-complex="normal" style:font-weight-complex="normal"/>
    </style:style>
    <style:style style:name="P11" style:family="paragraph" style:parent-style-name="Text_20_body" style:list-style-name="L2">
      <style:paragraph-properties fo:line-height="115%"/>
      <style:text-properties fo:font-style="normal" officeooo:rsid="004a6b71" officeooo:paragraph-rsid="005656fd" style:font-style-asian="normal" style:font-style-complex="normal"/>
    </style:style>
    <style:style style:name="P12" style:family="paragraph" style:parent-style-name="Text_20_body" style:list-style-name="L2">
      <style:paragraph-properties fo:line-height="115%"/>
      <style:text-properties fo:font-style="normal" officeooo:rsid="004a6b71" officeooo:paragraph-rsid="00592644" style:font-style-asian="normal" style:font-style-complex="normal"/>
    </style:style>
    <style:style style:name="P13" style:family="paragraph" style:parent-style-name="Text_20_body" style:list-style-name="L2">
      <style:paragraph-properties fo:line-height="115%"/>
      <style:text-properties fo:font-style="normal" officeooo:rsid="0062eb13" officeooo:paragraph-rsid="0062eb13" style:font-style-asian="normal" style:font-style-complex="normal"/>
    </style:style>
    <style:style style:name="P14" style:family="paragraph" style:parent-style-name="Text_20_body" style:list-style-name="L2">
      <style:paragraph-properties fo:line-height="115%"/>
      <style:text-properties fo:font-style="normal" officeooo:rsid="003bc8ad" officeooo:paragraph-rsid="00658af0" style:font-style-asian="normal" style:font-style-complex="normal"/>
    </style:style>
    <style:style style:name="P15" style:family="paragraph" style:parent-style-name="Text_20_body">
      <style:paragraph-properties fo:line-height="115%"/>
      <style:text-properties fo:font-style="normal" style:text-underline-style="none" fo:font-weight="normal" officeooo:rsid="00592644" officeooo:paragraph-rsid="00592644" style:font-style-asian="normal" style:font-weight-asian="normal" style:font-style-complex="normal" style:font-weight-complex="normal"/>
    </style:style>
    <style:style style:name="P16" style:family="paragraph" style:parent-style-name="Text_20_body" style:list-style-name="L2">
      <style:paragraph-properties fo:line-height="115%"/>
      <style:text-properties fo:font-style="normal" style:text-underline-style="none" fo:font-weight="normal" officeooo:rsid="0061b2ad" officeooo:paragraph-rsid="0062eb13" style:font-style-asian="normal" style:font-weight-asian="normal" style:font-style-complex="normal" style:font-weight-complex="normal"/>
    </style:style>
    <style:style style:name="P17" style:family="paragraph" style:parent-style-name="Text_20_body" style:list-style-name="L2">
      <style:paragraph-properties fo:line-height="115%"/>
      <style:text-properties fo:font-style="normal" style:text-underline-style="none" fo:font-weight="normal" officeooo:rsid="00629e45" officeooo:paragraph-rsid="0062eb13" style:font-style-asian="normal" style:font-weight-asian="normal" style:font-style-complex="normal" style:font-weight-complex="normal"/>
    </style:style>
    <style:style style:name="P18" style:family="paragraph" style:parent-style-name="Text_20_body" style:list-style-name="L2">
      <style:paragraph-properties fo:line-height="115%"/>
      <style:text-properties officeooo:rsid="004a6b71" officeooo:paragraph-rsid="00591345"/>
    </style:style>
    <style:style style:name="P19" style:family="paragraph" style:parent-style-name="Text_20_body" style:list-style-name="L2">
      <style:paragraph-properties fo:line-height="115%"/>
      <style:text-properties officeooo:rsid="00243c93" officeooo:paragraph-rsid="005f00e0"/>
    </style:style>
    <style:style style:name="P20" style:family="paragraph" style:parent-style-name="Text_20_body" style:list-style-name="L2">
      <style:paragraph-properties fo:line-height="115%"/>
      <style:text-properties officeooo:rsid="0024d692" officeooo:paragraph-rsid="005f00e0"/>
    </style:style>
    <style:style style:name="P21" style:family="paragraph" style:parent-style-name="Text_20_body">
      <style:paragraph-properties fo:line-height="115%"/>
      <style:text-properties officeooo:rsid="002f3a55" officeooo:paragraph-rsid="004a6b71"/>
    </style:style>
    <style:style style:name="P22" style:family="paragraph" style:parent-style-name="Text_20_body">
      <style:paragraph-properties fo:line-height="115%"/>
      <style:text-properties officeooo:rsid="00195843" officeooo:paragraph-rsid="00195843"/>
    </style:style>
    <style:style style:name="P23" style:family="paragraph" style:parent-style-name="Text_20_body" style:list-style-name="L2">
      <style:paragraph-properties fo:line-height="115%"/>
      <style:text-properties officeooo:rsid="005ad554" officeooo:paragraph-rsid="005f00e0"/>
    </style:style>
    <style:style style:name="P24" style:family="paragraph" style:parent-style-name="Text_20_body" style:list-style-name="L2">
      <style:paragraph-properties fo:line-height="115%"/>
      <style:text-properties officeooo:rsid="005ad554" officeooo:paragraph-rsid="005ad554"/>
    </style:style>
    <style:style style:name="P25" style:family="paragraph" style:parent-style-name="Text_20_body" style:list-style-name="L2">
      <style:paragraph-properties fo:line-height="115%"/>
      <style:text-properties officeooo:rsid="005f00e0" officeooo:paragraph-rsid="005f00e0"/>
    </style:style>
    <style:style style:name="P26" style:family="paragraph" style:parent-style-name="Text_20_body">
      <style:paragraph-properties fo:line-height="115%"/>
      <style:text-properties officeooo:rsid="005f00e0" officeooo:paragraph-rsid="005f00e0"/>
    </style:style>
    <style:style style:name="P27" style:family="paragraph" style:parent-style-name="Text_20_body">
      <style:paragraph-properties fo:line-height="115%"/>
      <style:text-properties officeooo:rsid="005f00e0" officeooo:paragraph-rsid="00600b7c"/>
    </style:style>
    <style:style style:name="P28" style:family="paragraph" style:parent-style-name="Text_20_body" style:list-style-name="L2">
      <style:paragraph-properties fo:line-height="115%"/>
      <style:text-properties style:text-underline-style="solid" style:text-underline-width="auto" style:text-underline-color="font-color" officeooo:rsid="005ad554" officeooo:paragraph-rsid="005f00e0"/>
    </style:style>
    <style:style style:name="P29" style:family="paragraph" style:parent-style-name="Text_20_body" style:list-style-name="L2">
      <style:paragraph-properties fo:line-height="115%"/>
      <style:text-properties style:text-underline-style="solid" style:text-underline-width="auto" style:text-underline-color="font-color" officeooo:paragraph-rsid="0061b2ad"/>
    </style:style>
    <style:style style:name="P30" style:family="paragraph" style:parent-style-name="Text_20_body" style:list-style-name="L2">
      <style:paragraph-properties fo:line-height="115%"/>
      <style:text-properties style:text-underline-style="solid" style:text-underline-width="auto" style:text-underline-color="font-color" officeooo:rsid="0061b2ad" officeooo:paragraph-rsid="0061b2ad"/>
    </style:style>
    <style:style style:name="P31" style:family="paragraph" style:parent-style-name="Text_20_body" style:list-style-name="L2">
      <style:paragraph-properties fo:line-height="115%"/>
      <style:text-properties style:text-underline-style="solid" style:text-underline-width="auto" style:text-underline-color="font-color" fo:font-weight="bold" officeooo:rsid="0061b2ad" officeooo:paragraph-rsid="0061b2ad" style:font-weight-asian="bold" style:font-weight-complex="bold"/>
    </style:style>
    <style:style style:name="P32" style:family="paragraph" style:parent-style-name="Text_20_body" style:list-style-name="L2">
      <style:paragraph-properties fo:line-height="115%"/>
      <style:text-properties officeooo:rsid="00600b7c" officeooo:paragraph-rsid="00600b7c"/>
    </style:style>
    <style:style style:name="P33" style:family="paragraph" style:parent-style-name="Text_20_body">
      <style:paragraph-properties fo:line-height="115%"/>
      <style:text-properties officeooo:rsid="00105319" officeooo:paragraph-rsid="001f8e08"/>
    </style:style>
    <style:style style:name="P34" style:family="paragraph" style:parent-style-name="Text_20_body">
      <style:paragraph-properties fo:line-height="115%"/>
      <style:text-properties fo:font-style="italic" officeooo:rsid="003bc8ad" style:font-style-asian="italic" style:font-style-complex="italic"/>
    </style:style>
    <style:style style:name="P35" style:family="paragraph" style:parent-style-name="Text_20_body">
      <style:paragraph-properties fo:line-height="115%"/>
      <style:text-properties officeooo:rsid="0061b2ad" officeooo:paragraph-rsid="0061b2ad"/>
    </style:style>
    <style:style style:name="P36" style:family="paragraph" style:parent-style-name="Text_20_body" style:list-style-name="L2">
      <style:paragraph-properties fo:line-height="115%"/>
      <style:text-properties officeooo:rsid="0061b2ad" officeooo:paragraph-rsid="0061b2ad"/>
    </style:style>
    <style:style style:name="P37" style:family="paragraph" style:parent-style-name="Text_20_body" style:list-style-name="L2">
      <style:paragraph-properties fo:line-height="115%"/>
      <style:text-properties style:text-underline-style="none" officeooo:rsid="0061b2ad" officeooo:paragraph-rsid="0061b2ad"/>
    </style:style>
    <style:style style:name="P38" style:family="paragraph" style:parent-style-name="Text_20_body">
      <style:paragraph-properties fo:margin-top="0in" fo:margin-bottom="0in" loext:contextual-spacing="false" fo:line-height="115%"/>
      <style:text-properties officeooo:rsid="0022317b" officeooo:paragraph-rsid="005f00e0"/>
    </style:style>
    <style:style style:name="P39" style:family="paragraph" style:parent-style-name="Text_20_body">
      <style:paragraph-properties fo:margin-top="0in" fo:margin-bottom="0in" loext:contextual-spacing="false" fo:line-height="115%"/>
      <style:text-properties officeooo:rsid="0022317b" officeooo:paragraph-rsid="00600b7c"/>
    </style:style>
    <style:style style:name="P40" style:family="paragraph" style:parent-style-name="Text_20_body" style:list-style-name="L2">
      <style:paragraph-properties fo:margin-top="0in" fo:margin-bottom="0in" loext:contextual-spacing="false" fo:line-height="115%"/>
      <style:text-properties officeooo:rsid="0022317b" officeooo:paragraph-rsid="005f00e0"/>
    </style:style>
    <style:style style:name="P41" style:family="paragraph" style:parent-style-name="Text_20_body" style:list-style-name="L2">
      <style:paragraph-properties fo:margin-top="0in" fo:margin-bottom="0in" loext:contextual-spacing="false" fo:line-height="115%"/>
      <style:text-properties officeooo:rsid="00600b7c" officeooo:paragraph-rsid="00600b7c"/>
    </style:style>
    <style:style style:name="P42" style:family="paragraph" style:parent-style-name="Text_20_body">
      <style:paragraph-properties fo:margin-top="0in" fo:margin-bottom="0in" loext:contextual-spacing="false" fo:line-height="115%"/>
      <style:text-properties officeooo:paragraph-rsid="00600b7c"/>
    </style:style>
    <style:style style:name="P43" style:family="paragraph" style:parent-style-name="Title">
      <style:paragraph-properties fo:line-height="115%"/>
    </style:style>
    <style:style style:name="P44" style:family="paragraph" style:parent-style-name="Table_20_Contents">
      <style:paragraph-properties fo:line-height="115%"/>
      <style:text-properties officeooo:rsid="003ca7d6" officeooo:paragraph-rsid="00415239"/>
    </style:style>
    <style:style style:name="P45" style:family="paragraph" style:parent-style-name="Table_20_Contents">
      <style:paragraph-properties fo:line-height="115%"/>
      <style:text-properties officeooo:rsid="003ca7d6" officeooo:paragraph-rsid="003ca7d6"/>
    </style:style>
    <style:style style:name="P46" style:family="paragraph" style:parent-style-name="Table_20_Contents">
      <style:paragraph-properties fo:line-height="115%"/>
      <style:text-properties officeooo:rsid="003ca7d6" officeooo:paragraph-rsid="003e94f9"/>
    </style:style>
    <style:style style:name="P47" style:family="paragraph" style:parent-style-name="Table_20_Contents">
      <style:paragraph-properties fo:line-height="115%"/>
      <style:text-properties officeooo:rsid="005656fd" officeooo:paragraph-rsid="005656fd"/>
    </style:style>
    <style:style style:name="P48" style:family="paragraph" style:parent-style-name="Table_20_Contents">
      <style:paragraph-properties fo:line-height="115%"/>
      <style:text-properties officeooo:rsid="00415239" officeooo:paragraph-rsid="00415239"/>
    </style:style>
    <style:style style:name="P49" style:family="paragraph" style:parent-style-name="Table_20_Contents">
      <style:paragraph-properties fo:line-height="115%"/>
    </style:style>
    <style:style style:name="P50" style:family="paragraph" style:parent-style-name="Table_20_Contents">
      <style:paragraph-properties fo:line-height="115%"/>
      <style:text-properties officeooo:rsid="003bc8ad" officeooo:paragraph-rsid="003bc8ad"/>
    </style:style>
    <style:style style:name="P51" style:family="paragraph" style:parent-style-name="Table_20_Contents">
      <style:paragraph-properties fo:line-height="115%"/>
      <style:text-properties officeooo:rsid="003bc8ad" officeooo:paragraph-rsid="00650b18"/>
    </style:style>
    <style:style style:name="P52" style:family="paragraph" style:parent-style-name="Table_20_Contents">
      <style:paragraph-properties fo:line-height="115%"/>
      <style:text-properties officeooo:rsid="003e94f9" officeooo:paragraph-rsid="003e94f9"/>
    </style:style>
    <style:style style:name="P53" style:family="paragraph" style:parent-style-name="Table_20_Contents">
      <style:paragraph-properties fo:line-height="115%"/>
      <style:text-properties officeooo:rsid="003e94f9" officeooo:paragraph-rsid="00650b18"/>
    </style:style>
    <style:style style:name="P54" style:family="paragraph" style:parent-style-name="Table_20_Contents">
      <style:paragraph-properties fo:line-height="115%"/>
      <style:text-properties officeooo:rsid="00502dae" officeooo:paragraph-rsid="00498cff"/>
    </style:style>
    <style:style style:name="P55" style:family="paragraph" style:parent-style-name="Table_20_Contents">
      <style:paragraph-properties fo:line-height="115%"/>
      <style:text-properties officeooo:rsid="00502dae" officeooo:paragraph-rsid="00502dae"/>
    </style:style>
    <style:style style:name="P56" style:family="paragraph" style:parent-style-name="Table_20_Contents">
      <style:paragraph-properties fo:line-height="115%"/>
      <style:text-properties officeooo:rsid="00502dae" officeooo:paragraph-rsid="004dddfb"/>
    </style:style>
    <style:style style:name="P57" style:family="paragraph" style:parent-style-name="Table_20_Contents">
      <style:paragraph-properties fo:line-height="115%"/>
      <style:text-properties officeooo:rsid="00502dae" officeooo:paragraph-rsid="00650b18"/>
    </style:style>
    <style:style style:name="P58" style:family="paragraph" style:parent-style-name="Table_20_Contents">
      <style:paragraph-properties fo:line-height="115%"/>
      <style:text-properties officeooo:rsid="00650b18" officeooo:paragraph-rsid="00650b18"/>
    </style:style>
    <style:style style:name="P59" style:family="paragraph" style:parent-style-name="Heading_20_1">
      <style:paragraph-properties fo:line-height="115%"/>
      <style:text-properties officeooo:rsid="00105319" officeooo:paragraph-rsid="00105319"/>
    </style:style>
    <style:style style:name="P60" style:family="paragraph" style:parent-style-name="Heading_20_1">
      <style:paragraph-properties fo:line-height="115%"/>
      <style:text-properties officeooo:rsid="00591345" officeooo:paragraph-rsid="00591345"/>
    </style:style>
    <style:style style:name="P61" style:family="paragraph" style:parent-style-name="Heading_20_1">
      <style:paragraph-properties fo:line-height="115%"/>
    </style:style>
    <style:style style:name="P62" style:family="paragraph" style:parent-style-name="Heading_20_1" style:list-style-name="">
      <style:paragraph-properties fo:line-height="115%"/>
    </style:style>
    <style:style style:name="P63" style:family="paragraph" style:parent-style-name="Heading_20_1">
      <style:paragraph-properties fo:line-height="115%" fo:break-before="page"/>
    </style:style>
    <style:style style:name="P64" style:family="paragraph" style:parent-style-name="Heading_20_2">
      <style:paragraph-properties fo:line-height="115%"/>
    </style:style>
    <style:style style:name="T1" style:family="text">
      <style:text-properties officeooo:rsid="000c6100"/>
    </style:style>
    <style:style style:name="T2" style:family="text">
      <style:text-properties officeooo:rsid="00115463"/>
    </style:style>
    <style:style style:name="T3" style:family="text">
      <style:text-properties officeooo:rsid="00130025"/>
    </style:style>
    <style:style style:name="T4" style:family="text">
      <style:text-properties fo:font-style="italic" style:font-style-asian="italic" style:font-style-complex="italic"/>
    </style:style>
    <style:style style:name="T5" style:family="text">
      <style:text-properties fo:font-style="italic" officeooo:rsid="003e94f9" style:font-style-asian="italic" style:font-style-complex="italic"/>
    </style:style>
    <style:style style:name="T6" style:family="text">
      <style:text-properties fo:font-style="italic" officeooo:rsid="00650b18"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650b18"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591345" style:font-style-asian="normal" style:font-weight-asian="normal" style:font-style-complex="normal" style:font-weight-complex="normal"/>
    </style:style>
    <style:style style:name="T12" style:family="text">
      <style:text-properties fo:font-style="normal" fo:font-weight="normal" officeooo:rsid="005ad554" style:font-style-asian="normal" style:font-weight-asian="normal" style:font-style-complex="normal" style:font-weight-complex="normal"/>
    </style:style>
    <style:style style:name="T13" style:family="text">
      <style:text-properties fo:font-style="normal" fo:font-weight="normal" officeooo:rsid="005d7823" style:font-style-asian="normal" style:font-weight-asian="normal" style:font-style-complex="normal" style:font-weight-complex="normal"/>
    </style:style>
    <style:style style:name="T14" style:family="text">
      <style:text-properties fo:font-style="normal" style:text-underline-style="none" fo:font-weight="normal" officeooo:rsid="00591345" style:font-style-asian="normal" style:font-weight-asian="normal" style:font-style-complex="normal" style:font-weight-complex="normal"/>
    </style:style>
    <style:style style:name="T15" style:family="text">
      <style:text-properties officeooo:rsid="002604ea"/>
    </style:style>
    <style:style style:name="T16" style:family="text">
      <style:text-properties officeooo:rsid="0027fd2f"/>
    </style:style>
    <style:style style:name="T17" style:family="text">
      <style:text-properties officeooo:rsid="003ca7d6"/>
    </style:style>
    <style:style style:name="T18" style:family="text">
      <style:text-properties fo:font-weight="bold" style:font-weight-asian="bold" style:font-weight-complex="bold"/>
    </style:style>
    <style:style style:name="T19" style:family="text">
      <style:text-properties fo:font-weight="bold" officeooo:rsid="0054f480" style:font-weight-asian="bold" style:font-weight-complex="bold"/>
    </style:style>
    <style:style style:name="T20" style:family="text">
      <style:text-properties fo:font-weight="bold" officeooo:rsid="005656fd" style:font-weight-asian="bold" style:font-weight-complex="bold"/>
    </style:style>
    <style:style style:name="T21" style:family="text">
      <style:text-properties fo:font-weight="bold" officeooo:rsid="00658af0" style:font-weight-asian="bold" style:font-weight-complex="bold"/>
    </style:style>
    <style:style style:name="T22" style:family="text">
      <style:text-properties officeooo:rsid="003e94f9"/>
    </style:style>
    <style:style style:name="T23" style:family="text">
      <style:text-properties officeooo:rsid="003f9acc"/>
    </style:style>
    <style:style style:name="T24" style:family="text">
      <style:text-properties fo:font-weight="normal" style:font-weight-asian="normal" style:font-weight-complex="normal"/>
    </style:style>
    <style:style style:name="T25" style:family="text">
      <style:text-properties fo:font-weight="normal" officeooo:rsid="0054f480" style:font-weight-asian="normal" style:font-weight-complex="normal"/>
    </style:style>
    <style:style style:name="T26" style:family="text">
      <style:text-properties fo:font-weight="normal" officeooo:rsid="00629e45" style:font-weight-asian="normal" style:font-weight-complex="normal"/>
    </style:style>
    <style:style style:name="T27" style:family="text">
      <style:text-properties fo:font-weight="normal" officeooo:rsid="0061b2ad" style:font-weight-asian="normal" style:font-weight-complex="normal"/>
    </style:style>
    <style:style style:name="T28" style:family="text">
      <style:text-properties fo:font-weight="normal" officeooo:rsid="00658af0" style:font-weight-asian="normal" style:font-weight-complex="normal"/>
    </style:style>
    <style:style style:name="T29" style:family="text">
      <style:text-properties officeooo:rsid="00498cff"/>
    </style:style>
    <style:style style:name="T30" style:family="text">
      <style:text-properties officeooo:rsid="0022317b"/>
    </style:style>
    <style:style style:name="T31" style:family="text">
      <style:text-properties officeooo:rsid="0054f480"/>
    </style:style>
    <style:style style:name="T32" style:family="text">
      <style:text-properties officeooo:rsid="005656f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5656fd"/>
    </style:style>
    <style:style style:name="T35" style:family="text">
      <style:text-properties style:text-underline-style="solid" style:text-underline-width="auto" style:text-underline-color="font-color" officeooo:rsid="005f00e0"/>
    </style:style>
    <style:style style:name="T36" style:family="text">
      <style:text-properties style:text-underline-style="solid" style:text-underline-width="auto" style:text-underline-color="font-color" fo:font-weight="normal" officeooo:rsid="005656fd" style:font-weight-asian="normal" style:font-weight-complex="normal"/>
    </style:style>
    <style:style style:name="T37" style:family="text">
      <style:text-properties style:text-underline-style="none"/>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normal" style:font-weight-asian="normal" style:font-weight-complex="normal"/>
    </style:style>
    <style:style style:name="T40" style:family="text">
      <style:text-properties officeooo:rsid="005b954c"/>
    </style:style>
    <style:style style:name="T41" style:family="text">
      <style:text-properties officeooo:rsid="005d7823"/>
    </style:style>
    <style:style style:name="T42" style:family="text">
      <style:text-properties officeooo:rsid="005f00e0"/>
    </style:style>
    <style:style style:name="T43" style:family="text">
      <style:text-properties officeooo:rsid="00235620"/>
    </style:style>
    <style:style style:name="T44" style:family="text">
      <style:text-properties officeooo:rsid="0061b2ad"/>
    </style:style>
    <style:style style:name="T45" style:family="text">
      <style:text-properties officeooo:rsid="002a7e29"/>
    </style:style>
    <style:style style:name="T46" style:family="text">
      <style:text-properties officeooo:rsid="0062eb13"/>
    </style:style>
    <style:style style:name="T47" style:family="text">
      <style:text-properties officeooo:rsid="00644f37"/>
    </style:style>
    <style:style style:name="T48" style:family="text">
      <style:text-properties officeooo:rsid="00650b18"/>
    </style:style>
    <style:style style:name="T49" style:family="text">
      <style:text-properties officeooo:rsid="00658af0"/>
    </style:style>
    <style:style style:name="T50" style:family="text">
      <style:text-properties officeooo:rsid="006607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ata <text:span text:style-name="T1">Management Plan</text:span></text:p>
      <text:h text:style-name="P59" text:outline-level="1">Purpose</text:h>
      <text:p text:style-name="P33">It is important that <text:span text:style-name="T2">you</text:span> take care <text:span text:style-name="T3">to organize and document</text:span> the data <text:span text:style-name="T3">you</text:span> generate <text:span text:style-name="T3">and any subsequent analysis. Organizing your data/analysis and providing documentation can seem boring and time-consuming, but it is critical. Without proper organization and documentation, your work is often useless, which is a far bigger waste of time and effort!</text:span></text:p>
      <text:p text:style-name="P2">As a scientist or engineer, you never work in a vacuum, and this is certainly the case in our group. Others need to be able to understand and follow what you have done. Here are a few examples of important instances where you need to be able to interact with others:</text:p>
      <text:list xml:id="list2457175684" text:style-name="L1">
        <text:list-item>
          <text:p text:style-name="P3">You are working in a team where people need to perform tasks informed by your data or do additional analysis directly on data you generated (e.g. fixing a code, <text:span text:style-name="T16">making a figure for a poster or</text:span> writing a paper).</text:p>
        </text:list-item>
        <text:list-item>
          <text:p text:style-name="P3">Scientists or engineers external to the University request to see your data (e.g. a collaborator wants to see it, or it is in a publication and is therefore public).</text:p>
        </text:list-item>
        <text:list-item>
          <text:p text:style-name="P3">You have left the University and someone is trying to understand what you have done and build on it.</text:p>
        </text:list-item>
        <text:list-item>
          <text:p text:style-name="P3">Your data has new uses that were unanticipated at the time it was taken.</text:p>
        </text:list-item>
      </text:list>
      <text:h text:style-name="P61" text:outline-level="1">Storing Data</text:h>
      <text:p text:style-name="P22">In order to have <text:span text:style-name="T41">consistency and uniformity in the way we store data, I ask that you store your data using the following standard practices. I describe these below based on situation.</text:span></text:p>
      <text:h text:style-name="P64" text:outline-level="2">Data Generation and Analysis – <text:span text:style-name="T41">Daily Practices</text:span></text:h>
      <text:list xml:id="list3842565321" text:style-name="L2">
        <text:list-item>
          <text:p text:style-name="P4"><text:span text:style-name="T34">Graduate students</text:span></text:p>
          <text:list>
            <text:list-item>
              <text:p text:style-name="P4">Your work machine <text:span text:style-name="T32">(your desktop) </text:span>should be backed up at least <text:span text:style-name="T38">daily</text:span> to the USB drive I have provided for you. </text:p>
            </text:list-item>
            <text:list-item>
              <text:p text:style-name="P4">When using a personal computer <text:span text:style-name="T31">for research</text:span>, <text:span text:style-name="T19">you must</text:span><text:span text:style-name="T18"> regularly back up your data</text:span>. <text:span text:style-name="T31">This should be done approximately </text:span><text:span text:style-name="T19">weekly</text:span><text:span text:style-name="T31">. You can back up your data on your work machine (desktop) or on the softmatter CAEDM group drive. </text:span></text:p>
            </text:list-item>
          </text:list>
        </text:list-item>
        <text:list-item>
          <text:p text:style-name="P4"><text:span text:style-name="T34">Undergraduate students</text:span></text:p>
          <text:list>
            <text:list-item>
              <text:p text:style-name="P4"><text:span text:style-name="T32">When possible, you</text:span> are encouraged to use <text:span text:style-name="T32">a</text:span> <text:span text:style-name="T32">machine</text:span> we have in the group (e.g. the windows laptop) that have backups.</text:p>
            </text:list-item>
            <text:list-item>
              <text:p text:style-name="P11"><text:soft-page-break/><text:span text:style-name="T24">When using a personal computer </text:span><text:span text:style-name="T25">for research</text:span><text:span text:style-name="T24">, </text:span><text:span text:style-name="T19">you must</text:span><text:span text:style-name="T18"> regularly back up your data</text:span><text:span text:style-name="T24">. </text:span><text:span text:style-name="T25">This should be done approximately </text:span><text:span text:style-name="T20">monthly</text:span><text:span text:style-name="T25">. You can back up your data on your work machine (desktop) or on the softmatter CAEDM group drive. </text:span></text:p>
            </text:list-item>
          </text:list>
        </text:list-item>
        <text:list-item>
          <text:p text:style-name="P18"><text:span text:style-name="T11">A few </text:span><text:span text:style-name="T12">general </text:span><text:span text:style-name="T11">comments about data generation </text:span><text:span text:style-name="T13">and storage</text:span></text:p>
          <text:list>
            <text:list-item>
              <text:p text:style-name="P18"><text:span text:style-name="T14">You should backup and store</text:span><text:span text:style-name="T30"> all of the data, documents, talks, analysis that you generate on (i) a research desktop machine or (ii) on the softmatter CAEDM group directory. If you do not backup your data, it is not accessible to others, and it can easily be lost.</text:span></text:p>
            </text:list-item>
            <text:list-item>
              <text:p text:style-name="P18"><text:span text:style-name="T30">The exception to rule this is “garbage data”, i.e. simulations with bugs or errors that are not useful. Delete all garbage data. If you have a question about whether to keep the data or not, please ask.</text:span></text:p>
            </text:list-item>
            <text:list-item>
              <text:p text:style-name="P14"><text:span text:style-name="T49">A </text:span>Key <text:span text:style-name="T49">p</text:span>rinc<text:span text:style-name="T50">i</text:span>ple <text:span text:style-name="T49">of data storage is that </text:span><text:span text:style-name="T21">a</text:span><text:span text:style-name="T18">ll data should have at least two copies </text:span><text:span text:style-name="T21">in two separate places.</text:span></text:p>
            </text:list-item>
          </text:list>
        </text:list-item>
      </text:list>
      <text:h text:style-name="P64" text:outline-level="2">Data Storage Formats</text:h>
      <text:list xml:id="list174228607206212" text:continue-numbering="true" text:style-name="L2">
        <text:list-item>
          <text:p text:style-name="P28">Data files should be named with descriptive names and dates. </text:p>
          <text:list>
            <text:list-item>
              <text:p text:style-name="P23"><text:span text:style-name="T42">For example, a good descriptive name of some simulations of a DPD block copolymer simulation might be: BCP_phase_diagram_sweep_fA.2022-01-19. </text:span></text:p>
            </text:list-item>
            <text:list-item>
              <text:p text:style-name="P25">This example helps identify what is contained inside the folder! It gives a date, so you can find out what other simulations were done at the same time. It doesn’t have any spaces or weird characters (easy for scripts!). </text:p>
            </text:list-item>
          </text:list>
        </text:list-item>
        <text:list-item>
          <text:p text:style-name="P24"><text:span text:style-name="T35">Create a </text:span><text:span text:style-name="T33">“README.txt” file</text:span> <text:span text:style-name="T42">that goes with your data that gives some longer descriptions (1-3 sentences) of what is contained in the data. Text files are great because you can even read them from the command line.</text:span></text:p>
        </text:list-item>
        <text:list-item>
          <text:p text:style-name="P24"><text:span text:style-name="T33">Avoid proprietary formats for file formats</text:span> (e.g. Microsoft OneNote, Apple Keynote, etc.). MS Word (.doc, .docx) and MS Excel (.xls, .xlsx) are exceptions to this rule since they are ubiquitous. However, open source formats are even better (.ods, .odt), because we use Linux so much in our group. When appropriate, plain text files are preferred over all others.</text:p>
        </text:list-item>
        <text:list-item>
          <text:p text:style-name="P6"><text:span text:style-name="T35">S</text:span><text:span text:style-name="T33">eparate raw data from analysis</text:span>. </text:p>
          <text:list>
            <text:list-item>
              <text:p text:style-name="P7">Raw data an analysis scripts are not often related one-to-one. In other words, some data has many different analysis scripts run on it. Some analysis scripts run on many bits of raw data. It helps if you store these in separate directories. Then use a README to help us understand how they are related!</text:p>
            </text:list-item>
          </text:list>
        </text:list-item>
        <text:list-item>
          <text:p text:style-name="P7"><text:span text:style-name="T33">Please use the following naming conventions that follows the above rules</text:span>:</text:p>
          <text:list>
            <text:list-item>
              <text:p text:style-name="P25"><text:span text:style-name="T10">For example, on [J-drive/groups/softmatter] create the following directories</text:span></text:p>
            </text:list-item>
          </text:list>
        </text:list-item>
      </text:list>
      <table:table table:name="Table2" table:style-name="Table2">
        <table:table-column table:style-name="Table2.A"/>
        <table:table-row>
          <table:table-cell table:style-name="Table2.A1" office:value-type="string">
            <text:p text:style-name="P38">XX.Lastname_Firstname.YYYY/</text:p>
            <text:p text:style-name="P38"><text:s text:c="4"/>proj_name/</text:p>
            <text:p text:style-name="P38"><text:s text:c="8"/>data/</text:p>
            <text:p text:style-name="P38"><text:soft-page-break/><text:s text:c="12"/>description_of_expt.YYYY-MM-DD</text:p>
            <text:p text:style-name="P38"><text:s text:c="8"/>analysis/</text:p>
            <text:p text:style-name="P38"><text:span text:style-name="T15"><text:s text:c="12"/>description_of_analysis.YYYY-MM-DD</text:span></text:p>
            <text:p text:style-name="P38"><text:span text:style-name="T15"><text:s text:c="12"/>data_paths.txt </text:span></text:p>
            <text:p text:style-name="P39"><text:s text:c="8"/>other_dirs_as_necessary/</text:p>
            <text:p text:style-name="P39"><text:span text:style-name="T43"><text:s text:c="4"/>proj2_name/</text:span></text:p>
            <text:p text:style-name="P42"><text:span text:style-name="T43"><text:s text:c="4"/>etc.</text:span></text:p>
          </table:table-cell>
        </table:table-row>
        <table:table-row>
          <table:table-cell table:style-name="Table2.A2" office:value-type="string">
            <text:p text:style-name="P26">Key:</text:p>
            <text:list xml:id="list174229047556042" text:continue-numbering="true" text:style-name="L2">
              <text:list-item>
                <text:p text:style-name="P19">XX = “Grad” if you are a graduate students, XX = “UG” if you are an undergrad student</text:p>
              </text:list-item>
              <text:list-item>
                <text:p text:style-name="P19">YYYY = year, e.g 2018; MM = month, e.g. 08 for August (with the zero); DD = day, e.g. 04 (for the fourth)</text:p>
              </text:list-item>
              <text:list-item>
                <text:p text:style-name="P20">proj_name = name of the project (e.g. 2D materials, polymer_nanoparticles, UGDT, training, etc)</text:p>
              </text:list-item>
              <text:list-item>
                <text:p text:style-name="P20">data = your raw data. Should contain a directory for every set of computations that you do, with a date for each one. <text:span text:style-name="T4">This directory should not contain your analysis.</text:span><text:span text:style-name="T8"> For example, it should not contain lots of excel sheets and plots.</text:span></text:p>
              </text:list-item>
              <text:list-item>
                <text:p text:style-name="P20">analysis = all of yo<text:span text:style-name="T15">ur analysis should go here. Many different data sets may feed into the analysis. The paths to these data sets should be listed in a text file named data_paths.txt. All of these data sets must be on the softmatter group share.</text:span></text:p>
              </text:list-item>
              <text:list-item>
                <text:p text:style-name="P40"><text:span text:style-name="T15">data_paths.txt = file that contains the location of the raw data contained in the analysis. These files must be located in data/ on the softmatter group share.</text:span></text:p>
              </text:list-item>
            </text:list>
          </table:table-cell>
        </table:table-row>
      </table:table>
      <text:h text:style-name="P64" text:outline-level="2"><text:span text:style-name="T44">Writing a P</text:span>aper <text:span text:style-name="T44">or a Dissertation/Thesis</text:span></text:h>
      <text:p text:style-name="P35">When you write a paper or a thesis, <text:span text:style-name="T33">we need to store the document, the figures, the code, and the data</text:span>. This helps other people use your work. You spend all this time doing the work! We need to keep it to make it useful! <text:span text:style-name="T33">Most likely you will be gone </text:span>when I get asked by another scientist for the data in the figure or when we decide we want to re-analyze some of the data that didn’t make it into the paper for use elsewhere. So, I need you to use the following format.</text:p>
      <text:p text:style-name="P35">I want to create a single folder for all of the information from your paper, so I can easily back it up. A<text:span text:style-name="T45">ll of the code, data, etc. should be contained within the paper directory. When you write a paper with me, I will create an git repository and an Overleaf document with the following file structure:</text:span></text:p>
      <table:table table:name="Table3" table:style-name="Table3">
        <table:table-column table:style-name="Table3.A"/>
        <table:table-row>
          <table:table-cell table:style-name="Table3.A1" office:value-type="string">
            <text:p text:style-name="P49">YYYY-Description_of_Paper/</text:p>
            <text:p text:style-name="P49"><text:s text:c="4"/>code/</text:p>
            <text:p text:style-name="P49"><text:s text:c="4"/>data/</text:p>
            <text:p text:style-name="P49"><text:s text:c="4"/>figures/</text:p>
            <text:p text:style-name="P49"><text:s text:c="4"/>manuscript/</text:p>
            <text:p text:style-name="P49"><text:s text:c="4"/>figures-old/</text:p>
            <text:p text:style-name="P49"><text:s text:c="4"/>notes/</text:p>
            <text:p text:style-name="P49"><text:soft-page-break/><text:s text:c="4"/>revisions/</text:p>
          </table:table-cell>
        </table:table-row>
        <table:table-row>
          <table:table-cell table:style-name="Table3.A2" office:value-type="string">
            <text:p text:style-name="P27">Key:</text:p>
            <text:list xml:id="list174229717057654" text:continue-numbering="true" text:style-name="L2">
              <text:list-item>
                <text:p text:style-name="P32">code = a copy of the actual code you used to generate your data, e.g. pfpd or DPD-Rxn. The actual version you used for the paper!</text:p>
              </text:list-item>
              <text:list-item>
                <text:p text:style-name="P32">data = raw data for the paper. Organized in the same manner as your softmatter directory</text:p>
              </text:list-item>
              <text:list-item>
                <text:p text:style-name="P32">figures = directories containing the figures, figure scripts, and <text:span text:style-name="T18">the data for each figure</text:span><text:span text:style-name="T24">. This is not the raw data; this is the data points you plot in the figure. I should be able to reproduce each figure from what is in the file.</text:span></text:p>
              </text:list-item>
              <text:list-item>
                <text:p text:style-name="P32"><text:span text:style-name="T8">manuscript = Latex and bibliography files for manuscript and supplemental info. Final versions of each figure. This is what is submitted to the journal</text:span></text:p>
              </text:list-item>
              <text:list-item>
                <text:p text:style-name="P32">figures-old = old versions of figures that don’t end up in the paper.</text:p>
              </text:list-item>
              <text:list-item>
                <text:p text:style-name="P41">notes = other documents that go with the paper. Scanned notes of derivations, random stuff.</text:p>
              </text:list-item>
              <text:list-item>
                <text:p text:style-name="P41"><text:span text:style-name="T44">r</text:span>evisions = <text:span text:style-name="T44">copies of the manuscript at various important stages (submission, revision, final version, etc.) for easy of access. Also holds copies of reviews and correspondence with reviewers and editors.</text:span></text:p>
              </text:list-item>
            </text:list>
          </table:table-cell>
        </table:table-row>
      </table:table>
      <text:p text:style-name="P21"/>
      <text:list xml:id="list174229584361955" text:continue-numbering="true" text:style-name="L2">
        <text:list-item>
          <text:p text:style-name="P30">The git repository can’t hold the raw data.</text:p>
          <text:list>
            <text:list-item>
              <text:p text:style-name="P37">Git repositories are for things that are less than 100 MB. Your data is usually huge. Do not sync it to git. I have put data/ in the .gitignore for this reason.</text:p>
            </text:list-item>
          </text:list>
        </text:list-item>
        <text:list-item>
          <text:p text:style-name="P29"><text:span text:style-name="T44">What do I do with the data for the paper while it is being written?</text:span></text:p>
          <text:list>
            <text:list-item>
              <text:p text:style-name="P30"><text:span text:style-name="T37">Put it in the [softmatter] CAEDM drive in a directory called: papers/YYYY-Description_of_Paper.</text:span></text:p>
            </text:list-item>
            <text:list-item>
              <text:p text:style-name="P31"><text:span text:style-name="T37">You need to do this manually.</text:span></text:p>
            </text:list-item>
            <text:list-item>
              <text:p text:style-name="P31"><text:span text:style-name="T39">You should do this while writing generating the data and writing the paper. Not at the end!</text:span></text:p>
            </text:list-item>
          </text:list>
        </text:list-item>
        <text:list-item>
          <text:p text:style-name="P30">When the paper is published we will back it up.</text:p>
          <text:list>
            <text:list-item>
              <text:p text:style-name="P37">We will do this using a different CAEDM drive called [treearchive]</text:p>
            </text:list-item>
          </text:list>
        </text:list-item>
        <text:list-item>
          <text:p text:style-name="P30">How is this different for a thesis?</text:p>
          <text:list>
            <text:list-item>
              <text:p text:style-name="P36"><text:span text:style-name="T37">It is the same for a thesis. Follow the same process with me as if you are writing a paper. But instead, we won’t submit it. Do the same thing with the text and the data.</text:span></text:p>
            </text:list-item>
          </text:list>
        </text:list-item>
      </text:list>
      <text:h text:style-name="P60" text:outline-level="1">Leaving the group</text:h>
      <text:p text:style-name="P15">When you leave the group, you must make sure all of your data has <text:span text:style-name="T44">been backed-up! </text:span>Please follow the following practices <text:span text:style-name="T44">to do so:</text:span></text:p>
      <text:list xml:id="list174229806672279" text:continue-numbering="true" text:style-name="L2">
        <text:list-item>
          <text:p text:style-name="P9"><text:span text:style-name="T34">E</text:span><text:span text:style-name="T33">veryone</text:span></text:p>
          <text:list>
            <text:list-item>
              <text:p text:style-name="P8"><text:soft-page-break/>Make sure all of the data you have generated is <text:span text:style-name="T18">organized and documented </text:span>using the practices described here. Please document everything carefully!</text:p>
            </text:list-item>
            <text:list-item>
              <text:p text:style-name="P8">Make sure that all data that is associated with a <text:span text:style-name="T37">finished</text:span> paper is backed up with the paper folder on the [treearchive] drive.</text:p>
            </text:list-item>
            <text:list-item>
              <text:p text:style-name="P16">Move all data that is associated with an unfinished paper to the appropriate directory in [softmatter]/Papers/.</text:p>
            </text:list-item>
            <text:list-item>
              <text:p text:style-name="P17">Delete all garbage data. Consult with <text:span text:style-name="T46">other </text:span>students and Dr. Tree when doing this <text:span text:style-name="T46">if you have questions.</text:span></text:p>
            </text:list-item>
          </text:list>
        </text:list-item>
        <text:list-item>
          <text:p text:style-name="P5"><text:span text:style-name="T34">Graduate students</text:span></text:p>
          <text:list>
            <text:list-item>
              <text:p text:style-name="P8"><text:span text:style-name="T47">Remove all of your data from ORC, and the</text:span> [softmatter]/<text:span text:style-name="T46">Grad</text:span>.Your_Name/ directory. <text:span text:style-name="T47">Move it all to your local work machine.</text:span></text:p>
            </text:list-item>
            <text:list-item>
              <text:p text:style-name="P10">Organize <text:span text:style-name="T47">the data </text:span>your work machine and back up the home directory on your <text:span text:style-name="T47">removable</text:span> hard drive. <text:s/></text:p>
            </text:list-item>
            <text:list-item>
              <text:p text:style-name="P10">When you leave, I will <text:span text:style-name="T47">save and </text:span>label the hard drive, and reformat your computer for another graduate student.</text:p>
            </text:list-item>
          </text:list>
        </text:list-item>
        <text:list-item>
          <text:p text:style-name="P12"><text:span text:style-name="T36">Undergraduate students</text:span></text:p>
          <text:list>
            <text:list-item>
              <text:p text:style-name="P13"><text:span text:style-name="T24">Remove all data from ORC and other sources. Put it </text:span><text:span text:style-name="T27">all in your [softmatter]/UG.Your_Name/ directory. </text:span><text:span text:style-name="T26">If you have done this right, there is probably not much here. </text:span><text:span text:style-name="T24">Most likely your data should go with a paper, or it is garbage data. There may be exceptions (e.g. if you had a code development project).</text:span></text:p>
            </text:list-item>
          </text:list>
        </text:list-item>
      </text:list>
      <text:h text:style-name="P62" text:outline-level="1"/>
      <text:h text:style-name="P63" text:outline-level="1">Summary of Data Backup <text:span text:style-name="T32">Locations</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Drive</text:p>
          </table:table-cell>
          <table:table-cell table:style-name="Table1.A1" office:value-type="string">
            <text:p text:style-name="P50">Contains</text:p>
          </table:table-cell>
          <table:table-cell table:style-name="Table1.A1" office:value-type="string">
            <text:p text:style-name="P50">Timescale</text:p>
          </table:table-cell>
          <table:table-cell table:style-name="Table1.D1" office:value-type="string">
            <text:p text:style-name="P50">Comments</text:p>
          </table:table-cell>
        </table:table-row>
        <table:table-row>
          <table:table-cell table:style-name="Table1.A2" office:value-type="string">
            <text:p text:style-name="P50">Local USB Hard Drives</text:p>
          </table:table-cell>
          <table:table-cell table:style-name="Table1.A2" office:value-type="string">
            <text:p text:style-name="P50">Complete backup of your local machine.</text:p>
          </table:table-cell>
          <table:table-cell table:style-name="Table1.A2" office:value-type="string">
            <text:p text:style-name="P50">Daily</text:p>
          </table:table-cell>
          <table:table-cell table:style-name="Table1.D2" office:value-type="string">
            <text:p text:style-name="P44">Every machine should have one.</text:p>
            <text:p text:style-name="P48"><text:span text:style-name="T7"/></text:p>
          </table:table-cell>
        </table:table-row>
        <table:table-row>
          <table:table-cell table:style-name="Table1.A2" office:value-type="string">
            <text:p text:style-name="P45">CAEDM group:</text:p>
            <text:p text:style-name="P45">softmatter</text:p>
          </table:table-cell>
          <table:table-cell table:style-name="Table1.A2" office:value-type="string">
            <text:p text:style-name="P45">G.*.YYYY/</text:p>
            <text:p text:style-name="P45">UG.*.YYYY/</text:p>
            <text:p text:style-name="P45">Papers/</text:p>
            <text:p text:style-name="P45"/>
          </table:table-cell>
          <table:table-cell table:style-name="Table1.A2" office:value-type="string">
            <text:p text:style-name="P52">Weekly/Monthly</text:p>
          </table:table-cell>
          <table:table-cell table:style-name="Table1.D2" office:value-type="string">
            <text:p text:style-name="P47">(1) Primary data storage for undergrads</text:p>
            <text:p text:style-name="P46">(<text:span text:style-name="T32">2</text:span>) <text:span text:style-name="T23">Secondary data storage</text:span> f<text:span text:style-name="T22">o</text:span>r <text:span text:style-name="T23">grad students.</text:span></text:p>
            <text:p text:style-name="P46"><text:span text:style-name="T22">(3) Main place to share large data sets for the group.</text:span><text:line-break/>(<text:span text:style-name="T32">4</text:span>) <text:span text:style-name="T22">D</text:span>ata repositories <text:span text:style-name="T22">for papers in progress.</text:span></text:p>
          </table:table-cell>
        </table:table-row>
        <table:table-row>
          <table:table-cell table:style-name="Table1.A2" office:value-type="string">
            <text:p text:style-name="P50">CAEDM group: <text:span text:style-name="T17">t</text:span>ree<text:span text:style-name="T40">archive, treearchive2</text:span></text:p>
          </table:table-cell>
          <table:table-cell table:style-name="Table1.A2" office:value-type="string">
            <text:p text:style-name="P54">Long term archives: code, data, papers,</text:p>
            <text:p text:style-name="P55">podcast, <text:span text:style-name="T29">proposals, talks, teaching</text:span></text:p>
            <text:p text:style-name="P56"/>
          </table:table-cell>
          <table:table-cell table:style-name="Table1.A2" office:value-type="string">
            <text:p text:style-name="P45">Several times per year (after papers, theses, etc. are published)</text:p>
          </table:table-cell>
          <table:table-cell table:style-name="Table1.D2" office:value-type="string">
            <text:p text:style-name="P45"><text:span text:style-name="T22">Primary copy of l</text:span>ong term backups of all the important data, papers, and teaching documents. <text:span text:style-name="T22">Copy important material from </text:span><text:span text:style-name="T5">softmatter</text:span><text:span text:style-name="T22"> group.</text:span></text:p>
          </table:table-cell>
        </table:table-row>
        <table:table-row>
          <table:table-cell table:style-name="Table1.A2" office:value-type="string">
            <text:p text:style-name="P51">CAEDM group: <text:span text:style-name="T48">treedata</text:span></text:p>
          </table:table-cell>
          <table:table-cell table:style-name="Table1.A2" office:value-type="string">
            <text:p text:style-name="P57"><text:span text:style-name="T48">T</text:span>ree backups</text:p>
          </table:table-cell>
          <table:table-cell table:style-name="Table1.A2" office:value-type="string">
            <text:p text:style-name="P45"/>
          </table:table-cell>
          <table:table-cell table:style-name="Table1.D2" office:value-type="string">
            <text:p text:style-name="P58">Backups of various Tree computers: PhD, Postdoc, BYU computers</text:p>
          </table:table-cell>
        </table:table-row>
        <table:table-row>
          <table:table-cell table:style-name="Table1.A2" office:value-type="string">
            <text:p text:style-name="P53">Gaucho:</text:p>
            <text:p text:style-name="P53">/backup/</text:p>
          </table:table-cell>
          <table:table-cell table:style-name="Table1.A2" office:value-type="string">
            <text:p text:style-name="P54">(1) Long term archives: code, data, papers,</text:p>
            <text:p text:style-name="P55">podcast, <text:span text:style-name="T29">proposals, talks, teaching</text:span></text:p>
            <text:p text:style-name="P56">(2) <text:span text:style-name="T49">T</text:span>ree backups</text:p>
          </table:table-cell>
          <table:table-cell table:style-name="Table1.A2" office:value-type="string">
            <text:p text:style-name="P52">At least yearly</text:p>
          </table:table-cell>
          <table:table-cell table:style-name="Table1.D2" office:value-type="string">
            <text:p text:style-name="P52">Mirror of <text:span text:style-name="T6">treearchive</text:span><text:span text:style-name="T48"> and </text:span><text:span text:style-name="T4">treedata</text:span><text:span text:style-name="T8"> group. Secondary copy </text:span><text:span text:style-name="T9">of long-term data.</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top="0in" fo:margin-bottom="0.0598in"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officeooo:rsid="0050f856" officeooo:paragraph-rsid="0050f85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Last updated: <text:date style:data-style-name="N37" text:date-value="2022-01-19T17:51:47.040472445" text:fixed="true">01/19/2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5:20:24.271365149</meta:creation-date>
    <dc:date>2022-01-21T17:41:48.943027934</dc:date>
    <meta:editing-duration>PT3H35M26S</meta:editing-duration>
    <meta:editing-cycles>71</meta:editing-cycles>
    <meta:generator>LibreOffice/6.0.7.3$Linux_X86_64 LibreOffice_project/00m0$Build-3</meta:generator>
    <dc:creator>Doug Tree</dc:creator>
    <meta:document-statistic meta:table-count="3" meta:image-count="0" meta:object-count="0" meta:page-count="6" meta:paragraph-count="124" meta:word-count="1828" meta:character-count="10529" meta:non-whitespace-character-count="8771"/>
  </office:meta>
</office:document-meta>
</file>